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aco" svg:font-family="Monaco"/>
    <style:font-face style:name="Monospace" svg:font-family="Monospace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0.36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04.8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101.59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17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d1c1d" style:text-outline="false" style:text-line-through-style="none" style:text-line-through-type="none" style:font-name="Monaco" fo:font-size="9pt" fo:font-style="normal" fo:text-shadow="none" style:text-underline-style="none" fo:font-weight="normal" style:font-size-asian="9pt" style:font-style-asian="normal" style:font-weight-asian="normal" style:font-name-complex="Monaco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>
            <text:p>Dataset name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# features</text:p>
          </table:table-cell>
          <table:table-cell table:style-name="ce1" office:value-type="string" calcext:value-type="string">
            <text:p>score1</text:p>
          </table:table-cell>
          <table:table-cell table:style-name="ce1" office:value-type="string" calcext:value-type="string">
            <text:p>n_neighbors ran#1</text:p>
          </table:table-cell>
          <table:table-cell table:style-name="ce1" office:value-type="string" calcext:value-type="string">
            <text:p>p </text:p>
          </table:table-cell>
          <table:table-cell table:style-name="ce1" office:value-type="string" calcext:value-type="string">
            <text:p>weight</text:p>
          </table:table-cell>
          <table:table-cell table:style-name="ce1"/>
          <table:table-cell table:style-name="ce1" office:value-type="string" calcext:value-type="string">
            <text:p>score2</text:p>
          </table:table-cell>
          <table:table-cell table:style-name="ce1" office:value-type="string" calcext:value-type="string">
            <text:p>n_neighbors ran#2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weights2</text:p>
          </table:table-cell>
          <table:table-cell table:style-name="ce1"/>
          <table:table-cell table:style-name="ce1" office:value-type="string" calcext:value-type="string">
            <text:p>scorer3</text:p>
          </table:table-cell>
          <table:table-cell table:style-name="ce1" office:value-type="string" calcext:value-type="string">
            <text:p>n_neighbors ran#3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weights3</text:p>
          </table:table-cell>
          <table:table-cell table:style-name="ce1"/>
          <table:table-cell table:style-name="ce1" office:value-type="string" calcext:value-type="string">
            <text:p>score4</text:p>
          </table:table-cell>
          <table:table-cell table:style-name="ce1" office:value-type="string" calcext:value-type="string">
            <text:p>n_neighbors ran#4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weights4</text:p>
          </table:table-cell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Banana</text:p>
          </table:table-cell>
          <table:table-cell table:style-name="ce4" office:value-type="float" office:value="5300" calcext:value-type="float">
            <text:p>53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897358" calcext:value-type="float">
            <text:p>0.89735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89735" calcext:value-type="float">
            <text:p>0.897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89735" calcext:value-type="float">
            <text:p>0.897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89735" calcext:value-type="float">
            <text:p>0.897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titanic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0.74047" calcext:value-type="float">
            <text:p>0.7404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74047" calcext:value-type="float">
            <text:p>0.7404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74047" calcext:value-type="float">
            <text:p>0.7404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74047" calcext:value-type="float">
            <text:p>0.7404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Corral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stance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Appendicitis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814814" calcext:value-type="float">
            <text:p>0.8148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81481" calcext:value-type="float">
            <text:p>0.8148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81481" calcext:value-type="float">
            <text:p>0.8148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81481" calcext:value-type="float">
            <text:p>0.8148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yeast</text:p>
          </table:table-cell>
          <table:table-cell table:style-name="ce4" office:value-type="float" office:value="1479" calcext:value-type="float">
            <text:p>147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597297" calcext:value-type="float">
            <text:p>0.59729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59729" calcext:value-type="float">
            <text:p>0.5972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59729" calcext:value-type="float">
            <text:p>0.5972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59729" calcext:value-type="float">
            <text:p>0.5972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Contraceptive</text:p>
          </table:table-cell>
          <table:table-cell table:style-name="ce4" office:value-type="float" office:value="1473" calcext:value-type="float">
            <text:p>14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615176" calcext:value-type="float">
            <text:p>0.61517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55826" calcext:value-type="float">
            <text:p>0.5582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55826" calcext:value-type="float">
            <text:p>0.5582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55826" calcext:value-type="float">
            <text:p>0.5582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wine-quality</text:p>
          </table:table-cell>
          <table:table-cell table:style-name="ce4" office:value-type="float" office:value="4893" calcext:value-type="float">
            <text:p>489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60866" calcext:value-type="float">
            <text:p>0.6086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60866" calcext:value-type="float">
            <text:p>0.6086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60866" calcext:value-type="float">
            <text:p>0.6086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60866" calcext:value-type="float">
            <text:p>0.6086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Solar-flare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689138" calcext:value-type="float">
            <text:p>0.68913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68913" calcext:value-type="float">
            <text:p>0.6891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68913" calcext:value-type="float">
            <text:p>0.6891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68913" calcext:value-type="float">
            <text:p>0.6891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Hepatitis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743589" calcext:value-type="float">
            <text:p>0.74358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74358" calcext:value-type="float">
            <text:p>0.7435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74358" calcext:value-type="float">
            <text:p>0.7435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74358" calcext:value-type="float">
            <text:p>0.7435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Segmentation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967128" calcext:value-type="float">
            <text:p>0.96712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96712" calcext:value-type="float">
            <text:p>0.967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96712" calcext:value-type="float">
            <text:p>0.967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96712" calcext:value-type="float">
            <text:p>0.967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Gametes_Heterogeneity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58" calcext:value-type="float">
            <text:p>0.5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58" calcext:value-type="float">
            <text:p>0.5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0.58" calcext:value-type="float">
            <text:p>0.5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twonorm</text:p>
          </table:table-cell>
          <table:table-cell table:style-name="ce4" office:value-type="float" office:value="7400" calcext:value-type="float">
            <text:p>740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0.97891" calcext:value-type="float">
            <text:p>0.9789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97891" calcext:value-type="float">
            <text:p>0.9789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97891" calcext:value-type="float">
            <text:p>0.9789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97891" calcext:value-type="float">
            <text:p>0.9789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Agaricus-lepiota</text:p>
          </table:table-cell>
          <table:table-cell table:style-name="ce4" office:value-type="float" office:value="8145" calcext:value-type="float">
            <text:p>814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waveform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8712" calcext:value-type="float">
            <text:p>0.871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8712" calcext:value-type="float">
            <text:p>0.871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8712" calcext:value-type="float">
            <text:p>0.871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8712" calcext:value-type="float">
            <text:p>0.871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Gametes_epistasis_2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0.4775" calcext:value-type="float">
            <text:p>0.477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4775" calcext:value-type="float">
            <text:p>0.477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4775" calcext:value-type="float">
            <text:p>0.477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/>
          <table:table-cell table:style-name="ce7" office:value-type="float" office:value="0.4775" calcext:value-type="float">
            <text:p>0.477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table:style-name="ce2"/>
          <table:table-cell table:style-name="ce4" table:number-columns-repeated="2"/>
          <table:table-cell table:style-name="ce6"/>
          <table:table-cell table:style-name="ce4" table:number-columns-repeated="20"/>
          <table:table-cell table:number-columns-repeated="1000"/>
        </table:table-row>
        <table:table-row table:style-name="ro1">
          <table:table-cell table:style-name="ce2"/>
          <table:table-cell table:style-name="ce4" table:number-columns-repeated="23"/>
          <table:table-cell table:number-columns-repeated="1000"/>
        </table:table-row>
        <table:table-row table:style-name="ro1" table:number-rows-repeated="955">
          <table:table-cell table:style-name="ce2"/>
          <table:table-cell table:style-name="ce4" table:number-columns-repeated="23"/>
          <table:table-cell table:number-columns-repeated="1000"/>
        </table:table-row>
        <table:table-row table:style-name="ro2" table:number-rows-repeated="10476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3"/>
          <table:table-cell table:style-name="ce4"/>
          <table:table-cell table:style-name="ce8" office:value-type="string" calcext:value-type="string">
            <text:p>TPOT with KNN hyper parameters Correlation table </text:p>
          </table:table-cell>
          <table:table-cell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# of instances</text:p>
          </table:table-cell>
          <table:table-cell table:style-name="ce8" office:value-type="string" calcext:value-type="string">
            <text:p>KNN config for n_neighbors </text:p>
          </table:table-cell>
          <table:table-cell table:style-name="ce4" office:value-type="string" calcext:value-type="string">
            <text:p>score</text:p>
          </table:table-cell>
          <table:table-cell table:style-name="ce8" office:value-type="string" calcext:value-type="string">
            <text:p>n_neighbors</text:p>
          </table:table-cell>
          <table:table-cell table:style-name="ce8" office:value-type="string" calcext:value-type="string">
            <text:p>p</text:p>
          </table:table-cell>
          <table:table-cell table:style-name="ce4" office:value-type="string" calcext:value-type="string">
            <text:p>weight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Banana</text:p>
          </table:table-cell>
          <table:table-cell table:style-name="ce8" office:value-type="float" office:value="5300" calcext:value-type="float">
            <text:p>5300</text:p>
          </table:table-cell>
          <table:table-cell table:style-name="ce8" office:value-type="string" calcext:value-type="string">
            <text:p>default </text:p>
          </table:table-cell>
          <table:table-cell table:style-name="ce4" office:value-type="float" office:value="0.897358" calcext:value-type="float">
            <text:p>0.89735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Banana</text:p>
          </table:table-cell>
          <table:table-cell table:style-name="ce8" office:value-type="float" office:value="5300" calcext:value-type="float">
            <text:p>5300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897358" calcext:value-type="float">
            <text:p>0.89735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Contraceptive</text:p>
          </table:table-cell>
          <table:table-cell table:style-name="ce8" office:value-type="float" office:value="1473" calcext:value-type="float">
            <text:p>1473</text:p>
          </table:table-cell>
          <table:table-cell table:style-name="ce8" office:value-type="string" calcext:value-type="string">
            <text:p>default </text:p>
          </table:table-cell>
          <table:table-cell table:style-name="ce4" office:value-type="float" office:value="0.615176" calcext:value-type="float">
            <text:p>0.61517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ontraceptive</text:p>
          </table:table-cell>
          <table:table-cell table:style-name="ce8" office:value-type="float" office:value="1473" calcext:value-type="float">
            <text:p>1473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598915" calcext:value-type="float">
            <text:p>0.5989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Agaricus-lepiota</text:p>
          </table:table-cell>
          <table:table-cell table:style-name="ce8" office:value-type="float" office:value="8145" calcext:value-type="float">
            <text:p>8145</text:p>
          </table:table-cell>
          <table:table-cell table:style-name="ce8" office:value-type="string" calcext:value-type="string">
            <text:p>default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aricus-lepiota</text:p>
          </table:table-cell>
          <table:table-cell table:style-name="ce8" office:value-type="float" office:value="8145" calcext:value-type="float">
            <text:p>8145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Appendicitis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string" calcext:value-type="string">
            <text:p>default</text:p>
          </table:table-cell>
          <table:table-cell table:style-name="ce4" office:value-type="float" office:value="0.814814" calcext:value-type="float">
            <text:p>0.8148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ppendicitis</text:p>
          </table:table-cell>
          <table:table-cell table:style-name="ce8" office:value-type="float" office:value="106" calcext:value-type="float">
            <text:p>106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814814" calcext:value-type="float">
            <text:p>0.8148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Corral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string" calcext:value-type="string">
            <text:p>default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orral</text:p>
          </table:table-cell>
          <table:table-cell table:style-name="ce8" office:value-type="float" office:value="160" calcext:value-type="float">
            <text:p>160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975" calcext:value-type="float">
            <text:p>0.97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Hepatitis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string" calcext:value-type="string">
            <text:p>default</text:p>
          </table:table-cell>
          <table:table-cell table:style-name="ce4" office:value-type="float" office:value="0.743589" calcext:value-type="float">
            <text:p>0.743589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Hepatitis</text:p>
          </table:table-cell>
          <table:table-cell table:style-name="ce8" office:value-type="float" office:value="155" calcext:value-type="float">
            <text:p>155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743589" calcext:value-type="float">
            <text:p>0.743589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Segmentation</text:p>
          </table:table-cell>
          <table:table-cell table:style-name="ce8" office:value-type="float" office:value="2310" calcext:value-type="float">
            <text:p>2310</text:p>
          </table:table-cell>
          <table:table-cell table:style-name="ce8" office:value-type="string" calcext:value-type="string">
            <text:p>default</text:p>
          </table:table-cell>
          <table:table-cell table:style-name="ce4" office:value-type="float" office:value="0.967128" calcext:value-type="float">
            <text:p>0.96712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egmentation</text:p>
          </table:table-cell>
          <table:table-cell table:style-name="ce8" office:value-type="float" office:value="2310" calcext:value-type="float">
            <text:p>2310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967128" calcext:value-type="float">
            <text:p>0.96712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Solar-flare</text:p>
          </table:table-cell>
          <table:table-cell table:style-name="ce8" office:value-type="float" office:value="1066" calcext:value-type="float">
            <text:p>1066</text:p>
          </table:table-cell>
          <table:table-cell table:style-name="ce8" office:value-type="string" calcext:value-type="string">
            <text:p>default</text:p>
          </table:table-cell>
          <table:table-cell table:style-name="ce4" office:value-type="float" office:value="0.689138" calcext:value-type="float">
            <text:p>0.68913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Solar-flare</text:p>
          </table:table-cell>
          <table:table-cell table:style-name="ce8" office:value-type="float" office:value="1066" calcext:value-type="float">
            <text:p>1066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689138" calcext:value-type="float">
            <text:p>0.68913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yeast</text:p>
          </table:table-cell>
          <table:table-cell table:style-name="ce8" office:value-type="float" office:value="1479" calcext:value-type="float">
            <text:p>1479</text:p>
          </table:table-cell>
          <table:table-cell table:style-name="ce8" office:value-type="string" calcext:value-type="string">
            <text:p>default</text:p>
          </table:table-cell>
          <table:table-cell table:style-name="ce4" office:value-type="float" office:value="0.597297" calcext:value-type="float">
            <text:p>0.59729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yeast</text:p>
          </table:table-cell>
          <table:table-cell table:style-name="ce8" office:value-type="float" office:value="1479" calcext:value-type="float">
            <text:p>1479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597297" calcext:value-type="float">
            <text:p>0.59729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wine-quality</text:p>
          </table:table-cell>
          <table:table-cell table:style-name="ce8" office:value-type="float" office:value="4893" calcext:value-type="float">
            <text:p>4893</text:p>
          </table:table-cell>
          <table:table-cell table:style-name="ce8" office:value-type="string" calcext:value-type="string">
            <text:p>default</text:p>
          </table:table-cell>
          <table:table-cell table:style-name="ce4" office:value-type="float" office:value="0.60866" calcext:value-type="float">
            <text:p>0.6086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ine-quality</text:p>
          </table:table-cell>
          <table:table-cell table:style-name="ce8" office:value-type="float" office:value="4893" calcext:value-type="float">
            <text:p>4893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615196" calcext:value-type="float">
            <text:p>0.615196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waveform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string" calcext:value-type="string">
            <text:p>default</text:p>
          </table:table-cell>
          <table:table-cell table:style-name="ce4" office:value-type="float" office:value="0.8712" calcext:value-type="float">
            <text:p>0.8712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aveform</text:p>
          </table:table-cell>
          <table:table-cell table:style-name="ce8" office:value-type="float" office:value="5000" calcext:value-type="float">
            <text:p>5000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8656" calcext:value-type="float">
            <text:p>0.8656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twonorm</text:p>
          </table:table-cell>
          <table:table-cell table:style-name="ce8" office:value-type="float" office:value="7400" calcext:value-type="float">
            <text:p>7400</text:p>
          </table:table-cell>
          <table:table-cell table:style-name="ce8" office:value-type="string" calcext:value-type="string">
            <text:p>default</text:p>
          </table:table-cell>
          <table:table-cell table:style-name="ce6" office:value-type="float" office:value="0.97891" calcext:value-type="float">
            <text:p>0.97891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wonorm</text:p>
          </table:table-cell>
          <table:table-cell table:style-name="ce8" office:value-type="float" office:value="7400" calcext:value-type="float">
            <text:p>7400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4" office:value-type="float" office:value="0.98" calcext:value-type="float">
            <text:p>0.98</text:p>
          </table:table-cell>
          <table:table-cell table:style-name="ce8" office:value-type="float" office:value="1499" calcext:value-type="float">
            <text:p>149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titanic</text:p>
          </table:table-cell>
          <table:table-cell table:style-name="ce8" office:value-type="float" office:value="2201" calcext:value-type="float">
            <text:p>2201</text:p>
          </table:table-cell>
          <table:table-cell table:style-name="ce8" office:value-type="string" calcext:value-type="string">
            <text:p>default</text:p>
          </table:table-cell>
          <table:table-cell table:style-name="ce7" office:value-type="float" office:value="0.74047" calcext:value-type="float">
            <text:p>0.7404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itanic</text:p>
          </table:table-cell>
          <table:table-cell table:style-name="ce8" office:value-type="float" office:value="2201" calcext:value-type="float">
            <text:p>2201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7" office:value-type="float" office:value="0.74047" calcext:value-type="float">
            <text:p>0.7404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Gametes_epistasis_2</text:p>
          </table:table-cell>
          <table:table-cell table:style-name="ce8" office:value-type="float" office:value="1600" calcext:value-type="float">
            <text:p>1600</text:p>
          </table:table-cell>
          <table:table-cell table:style-name="ce8" office:value-type="string" calcext:value-type="string">
            <text:p>default</text:p>
          </table:table-cell>
          <table:table-cell table:style-name="ce7" office:value-type="float" office:value="0.4775" calcext:value-type="float">
            <text:p>0.477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ametes_epistasis_2</text:p>
          </table:table-cell>
          <table:table-cell table:style-name="ce8" office:value-type="float" office:value="1600" calcext:value-type="float">
            <text:p>1600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10" office:value-type="float" office:value="0.4875" calcext:value-type="float">
            <text:p>0.4875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unifor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8" office:value-type="string" calcext:value-type="string">
            <text:p>Gametes_Heterogeneity</text:p>
          </table:table-cell>
          <table:table-cell table:style-name="ce8" office:value-type="float" office:value="1600" calcext:value-type="float">
            <text:p>1600</text:p>
          </table:table-cell>
          <table:table-cell table:style-name="ce8" office:value-type="string" calcext:value-type="string">
            <text:p>default</text:p>
          </table:table-cell>
          <table:table-cell table:style-name="ce4" office:value-type="float" office:value="0.58" calcext:value-type="float">
            <text:p>0.5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Gametes_Heterogeneity</text:p>
          </table:table-cell>
          <table:table-cell table:style-name="ce8" office:value-type="float" office:value="1600" calcext:value-type="float">
            <text:p>1600</text:p>
          </table:table-cell>
          <table:table-cell table:style-name="ce9" office:value-type="string" calcext:value-type="string">
            <text:p>range(1,n_observations/2),</text:p>
          </table:table-cell>
          <table:table-cell table:style-name="ce7" office:value-type="float" office:value="0.5925" calcext:value-type="float">
            <text:p>0.592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istance</text:p>
          </table:table-cell>
          <table:table-cell table:number-columns-repeated="1017"/>
        </table:table-row>
        <table:table-row table:style-name="ro1" table:number-rows-repeated="959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aco" svg:font-family="Monaco"/>
    <style:font-face style:name="Monospace" svg:font-family="Monospace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2" meta:object-count="0"/>
    <meta:generator>LibreOfficeDev/6.0.5.2$Linux_X86_64 LibreOffice_project/</meta:generator>
  </office:meta>
</office:document-meta>
</file>